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9288" calcext:value-type="float">
            <text:p>95.6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61864" calcext:value-type="float">
            <text:p>94.1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2848" calcext:value-type="float">
            <text:p>66.9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14" calcext:value-type="float">
            <text:p>64.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7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6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1</text:p>
          </table:table-cell>
          <table:table-cell office:value-type="string" calcext:value-type="string">
            <text:p>Underwood Quad</text:p>
          </table:table-cell>
          <table:table-cell office:value-type="string" calcext:value-type="string">
            <text:p>195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